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paragraph-rsid="000a8756" style:font-size-asian="10pt" style:font-size-complex="10pt"/>
    </style:style>
    <style:style style:name="P2" style:family="paragraph" style:parent-style-name="Standard">
      <style:text-properties officeooo:paragraph-rsid="000a8756"/>
    </style:style>
    <style:style style:name="P3" style:family="paragraph" style:parent-style-name="Standard" style:list-style-name="L1">
      <style:text-properties officeooo:rsid="000a8756" officeooo:paragraph-rsid="000a8756"/>
    </style:style>
    <style:style style:name="P4" style:family="paragraph" style:parent-style-name="Standard">
      <style:text-properties officeooo:rsid="000a8756" officeooo:paragraph-rsid="000a8756"/>
    </style:style>
    <style:style style:name="P5" style:family="paragraph" style:parent-style-name="Standard" style:list-style-name="L2">
      <style:text-properties officeooo:rsid="000a8756" officeooo:paragraph-rsid="000a8756"/>
    </style:style>
    <style:style style:name="P6" style:family="paragraph" style:parent-style-name="Standard" style:master-page-name="Standard">
      <style:paragraph-properties fo:text-align="center" style:justify-single-word="false" style:page-number="1"/>
      <style:text-properties officeooo:paragraph-rsid="000a8756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0a8756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0a8756" officeooo:paragraph-rsid="000a8756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a8756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fo:font-weight="bold" officeooo:rsid="000a8756" style:font-size-asian="10pt" style:font-weight-asian="bold" style:font-size-complex="10pt"/>
    </style:style>
    <style:style style:name="T5" style:family="text">
      <style:text-properties fo:font-size="10pt" fo:font-weight="normal" officeooo:rsid="000a8756" style:font-size-asian="10pt" style:font-weight-asian="normal" style:font-size-complex="10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Descri</text:span><text:span text:style-name="T4">ção</text:span><text:span text:style-name="T3"> dos processos </text:span><text:span text:style-name="T4">de negócio</text:span></text:p>
      <text:p text:style-name="P1"/>
      <text:p text:style-name="P2"><text:span text:style-name="T3">Processo:</text:span><text:span text:style-name="T1"> </text:span><text:span text:style-name="T2">Financeiro</text:span></text:p>
      <text:p text:style-name="P2"><text:span text:style-name="T3">Evento:</text:span><text:span text:style-name="T1"> </text:span><text:span text:style-name="T2">Registrar custos operacionais</text:span></text:p>
      <text:p text:style-name="P2"><text:span text:style-name="T3">Trabalhador envolvido: </text:span><text:span text:style-name="T5">Analista de faturamento </text:span></text:p>
      <text:p text:style-name="P7"><text:span text:style-name="T1"/></text:p>
      <text:list xml:id="list3040006014" text:style-name="L1">
        <text:list-item>
          <text:p text:style-name="P3"><text:span text:style-name="T1">O analista de faturamento registra os custos operacionais. </text:span></text:p>
        </text:list-item>
        <text:list-item>
          <text:p text:style-name="P3"><text:span text:style-name="T1">O sistema avalia os custos inseridos com os dados operacionais registrados.</text:span></text:p>
          <text:p text:style-name="P3"><text:span text:style-name="T1">2.1 Se o valor não for correspondente à realidade operacional do período informado, o sistema pede que o analista revise os dados e recusa a operação.</text:span></text:p>
        </text:list-item>
        <text:list-item>
          <text:p text:style-name="P3"><text:span text:style-name="T1">O sistema confirma os dados inseridos e grava as informações.</text:span></text:p>
        </text:list-item>
      </text:list>
      <text:p text:style-name="P4"><text:span text:style-name="T1"/></text:p>
      <text:p text:style-name="P4"><text:span text:style-name="T1"/></text:p>
      <text:p text:style-name="P2"><text:span text:style-name="T3">Processo:</text:span><text:span text:style-name="T1"> </text:span><text:span text:style-name="T2">Financeiro</text:span></text:p>
      <text:p text:style-name="P2"><text:span text:style-name="T3">Evento:</text:span><text:span text:style-name="T1"> </text:span><text:span text:style-name="T2">Gerar relatório de custo</text:span></text:p>
      <text:p text:style-name="P2"><text:span text:style-name="T3">Trabalhador envolvido: </text:span><text:span text:style-name="T5">Analista de faturamento </text:span></text:p>
      <text:p text:style-name="P8"><text:span text:style-name="T1"/></text:p>
      <text:list xml:id="list404106790" text:style-name="L2">
        <text:list-item>
          <text:p text:style-name="P5"><text:span text:style-name="T1">O analista de faturamento solicita ao sistema um relatório de custo correspondente a um determinado periodo.</text:span></text:p>
        </text:list-item>
        <text:list-item>
          <text:p text:style-name="P5"><text:span text:style-name="T1">O sistema imprime o relatório no formato disponível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fo:font-size="10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ListLabel_20_28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00:11:58.763896720</meta:creation-date>
    <dc:date>2020-04-23T00:23:33.951974644</dc:date>
    <meta:editing-duration>PT5S</meta:editing-duration>
    <meta:editing-cycles>1</meta:editing-cycles>
    <meta:document-statistic meta:table-count="0" meta:image-count="0" meta:object-count="0" meta:page-count="1" meta:paragraph-count="13" meta:word-count="112" meta:character-count="752" meta:non-whitespace-character-count="655"/>
    <meta:generator>LibreOffice/6.0.7.3$Linux_X86_64 LibreOffice_project/00m0$Build-3</meta:generator>
  </office:meta>
</office:document-meta>
</file>